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c076f" officeooo:paragraph-rsid="001c076f"/>
    </style:style>
    <style:style style:name="P2" style:family="paragraph" style:parent-style-name="Standard">
      <style:text-properties officeooo:rsid="001c076f" officeooo:paragraph-rsid="0021b40b"/>
    </style:style>
    <style:style style:name="P3" style:family="paragraph" style:parent-style-name="Standard">
      <style:text-properties officeooo:rsid="001c076f" officeooo:paragraph-rsid="0023c78c"/>
    </style:style>
    <style:style style:name="P4" style:family="paragraph" style:parent-style-name="Standard">
      <style:text-properties officeooo:rsid="001c076f" officeooo:paragraph-rsid="001c87d2"/>
    </style:style>
    <style:style style:name="P5" style:family="paragraph" style:parent-style-name="Standard">
      <style:text-properties officeooo:rsid="001c87d2" officeooo:paragraph-rsid="001c87d2"/>
    </style:style>
    <style:style style:name="P6" style:family="paragraph" style:parent-style-name="Standard">
      <style:text-properties officeooo:rsid="001c87d2" officeooo:paragraph-rsid="0025b50a"/>
    </style:style>
    <style:style style:name="P7" style:family="paragraph" style:parent-style-name="Standard">
      <style:text-properties officeooo:rsid="001c9854" officeooo:paragraph-rsid="001c9854"/>
    </style:style>
    <style:style style:name="P8" style:family="paragraph" style:parent-style-name="Standard">
      <style:text-properties officeooo:rsid="001d8469" officeooo:paragraph-rsid="001d8469"/>
    </style:style>
    <style:style style:name="P9" style:family="paragraph" style:parent-style-name="Standard">
      <style:text-properties officeooo:rsid="001f37a6" officeooo:paragraph-rsid="001f37a6"/>
    </style:style>
    <style:style style:name="P10" style:family="paragraph" style:parent-style-name="Standard">
      <style:text-properties officeooo:rsid="0020b010" officeooo:paragraph-rsid="0020b010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0b010" officeooo:paragraph-rsid="0020b010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c9854" officeooo:paragraph-rsid="001c9854" style:font-weight-asian="bold" style:font-weight-complex="bold"/>
    </style:style>
    <style:style style:name="P13" style:family="paragraph" style:parent-style-name="Standard">
      <style:text-properties fo:font-style="italic" officeooo:rsid="0020b010" officeooo:paragraph-rsid="0020b010" style:font-style-asian="italic" style:font-style-complex="italic"/>
    </style:style>
    <style:style style:name="P14" style:family="paragraph" style:parent-style-name="Standard">
      <style:text-properties style:font-name="Liberation Mono" officeooo:rsid="0021b40b" officeooo:paragraph-rsid="0021b40b"/>
    </style:style>
    <style:style style:name="P15" style:family="paragraph" style:parent-style-name="Standard">
      <style:text-properties style:font-name="Liberation Mono" officeooo:rsid="001f37a6" officeooo:paragraph-rsid="0021e999"/>
    </style:style>
    <style:style style:name="P16" style:family="paragraph" style:parent-style-name="Standard">
      <style:text-properties style:font-name="Liberation Mono" officeooo:rsid="001c076f" officeooo:paragraph-rsid="001c076f"/>
    </style:style>
    <style:style style:name="P17" style:family="paragraph" style:parent-style-name="Standard">
      <style:text-properties style:font-name="Liberation Mono" officeooo:rsid="001c076f" officeooo:paragraph-rsid="0023c78c"/>
    </style:style>
    <style:style style:name="P18" style:family="paragraph" style:parent-style-name="Standard">
      <style:text-properties style:font-name="Liberation Mono" fo:font-weight="normal" officeooo:rsid="001c87d2" officeooo:paragraph-rsid="0025b50a" style:font-weight-asian="normal" style:font-weight-complex="normal"/>
    </style:style>
    <style:style style:name="P19" style:family="paragraph" style:parent-style-name="Standard">
      <style:text-properties style:font-name="Liberation Mono" fo:font-weight="normal" officeooo:rsid="001c87d2" officeooo:paragraph-rsid="0023c78c" style:font-weight-asian="normal" style:font-weight-complex="normal"/>
    </style:style>
    <style:style style:name="P20" style:family="paragraph" style:parent-style-name="Standard">
      <style:text-properties officeooo:rsid="0021e999" officeooo:paragraph-rsid="0021e999"/>
    </style:style>
    <style:style style:name="P21" style:family="paragraph" style:parent-style-name="Standard">
      <style:text-properties officeooo:rsid="0023252f" officeooo:paragraph-rsid="0023252f"/>
    </style:style>
    <style:style style:name="P22" style:family="paragraph" style:parent-style-name="Standard">
      <style:text-properties officeooo:rsid="0023c78c" officeooo:paragraph-rsid="0023c78c"/>
    </style:style>
    <style:style style:name="P23" style:family="paragraph" style:parent-style-name="Standard">
      <style:text-properties officeooo:paragraph-rsid="0026f1c6"/>
    </style:style>
    <style:style style:name="P2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c9854" officeooo:paragraph-rsid="001c985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8469"/>
    </style:style>
    <style:style style:name="T3" style:family="text">
      <style:text-properties officeooo:rsid="001f37a6"/>
    </style:style>
    <style:style style:name="T4" style:family="text">
      <style:text-properties officeooo:rsid="0020b010"/>
    </style:style>
    <style:style style:name="T5" style:family="text">
      <style:text-properties officeooo:rsid="0021b40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1e999"/>
    </style:style>
    <style:style style:name="T8" style:family="text">
      <style:text-properties officeooo:rsid="0023252f"/>
    </style:style>
    <style:style style:name="T9" style:family="text">
      <style:text-properties style:font-name="Liberation Mono"/>
    </style:style>
    <style:style style:name="T10" style:family="text">
      <style:text-properties style:font-name="Liberation Mono" fo:font-weight="normal" style:font-weight-asian="normal" style:font-weight-complex="normal"/>
    </style:style>
    <style:style style:name="T11" style:family="text">
      <style:text-properties officeooo:rsid="0023c78c"/>
    </style:style>
    <style:style style:name="T12" style:family="text">
      <style:text-properties style:font-name="Liberation Serif" officeooo:rsid="0023c78c"/>
    </style:style>
    <style:style style:name="T13" style:family="text">
      <style:text-properties officeooo:rsid="0026a3ba"/>
    </style:style>
    <style:style style:name="T14" style:family="text">
      <style:text-properties officeooo:rsid="0026f1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<text:span text:style-name="T14">HTTP </text:span>Cookies</text:p>
      <text:p text:style-name="P7"/>
      <text:p text:style-name="P10">Cada petició/resposta HTTP és independent.</text:p>
      <text:p text:style-name="P10"/>
      <text:p text:style-name="P10">Per guardar informació entre peticions el protocol HTTP proporciona <text:span text:style-name="T13">el mecanisme de</text:span> cookies <text:span text:style-name="T5">(parelles clau valor)</text:span></text:p>
      <text:p text:style-name="P10"/>
      <text:p text:style-name="P10">El servidor a la <text:span text:style-name="T5">resposta </text:span>HTTP <text:s/><text:span text:style-name="T5">omple la capçalera</text:span>: </text:p>
      <text:p text:style-name="P10"><text:span text:style-name="T6">Set-Cookie: </text:span><text:s/></text:p>
      <text:p text:style-name="P10"/>
      <text:p text:style-name="P10">En el client <text:span text:style-name="T5">(navegador)</text:span> es guarden <text:span text:style-name="T5">les cookies rebudes del servidor, <text:s/></text:span>associades a un domini</text:p>
      <text:p text:style-name="P10"/>
      <text:p text:style-name="P10">El client, cada cop que envia una petició al servidor, envia totes les cookies que té d'aquest servidor, <text:s/><text:span text:style-name="T7">a la c</text:span>apçalera HTTP de la petició:</text:p>
      <text:p text:style-name="P13">Cookie:</text:p>
      <text:p text:style-name="P10"/>
      <text:p text:style-name="P10"/>
      <text:p text:style-name="P23"><text:span text:style-name="T4">Al codi PHP per afegir una cookie a la resposta. Com que van a la capçalera </text:span>HTTP, <text:span text:style-name="T14">aquesta funció s'ha de cridar al principi de la pagina (abans de tenir res de sortida)</text:span></text:p>
      <text:p text:style-name="P10"/>
      <table:table table:name="Tabla1" table:style-name="Tabla1">
        <table:table-column table:style-name="Tabla1.A"/>
        <table:table-row>
          <table:table-cell table:style-name="Tabla1.A1" office:value-type="string">
            <text:p text:style-name="P14">setcookie("language",$value);</text:p>
          </table:table-cell>
        </table:table-row>
      </table:table>
      <text:p text:style-name="P7"><text:s/></text:p>
      <text:p text:style-name="P7">parameters:</text:p>
      <text:p text:style-name="P7">- name </text:p>
      <text:p text:style-name="P7">- value</text:p>
      <text:p text:style-name="P7">- expires: unix timestamp (seconds since 1/1/<text:span text:style-name="T2">1970) , 0 no expires</text:span></text:p>
      <text:p text:style-name="P7">- path: server path which will be available, '/' entire domain</text:p>
      <text:p text:style-name="P7">- domain: <text:span text:style-name="T8">per limitar </text:span>subdo<text:span text:style-name="T8">mini</text:span> <text:s/><text:span text:style-name="T8">(w2.www.example.com)</text:span></text:p>
      <text:p text:style-name="P7">- secure: true – <text:span text:style-name="T13">el navegador només les envia a peticions </text:span>HTTPS</text:p>
      <text:p text:style-name="P7">- httponly: true –<text:span text:style-name="T13">només </text:span>accesible <text:span text:style-name="T13">al protocol </text:span>HTTP, <text:span text:style-name="T13">el navegador no deixarà accedir des de codi client (javascript)</text:span></text:p>
      <text:p text:style-name="P7">- options</text:p>
      <text:p text:style-name="P7"/>
      <text:p text:style-name="P10"><text:a xlink:type="simple" xlink:href="http://php.net/manual/en/function.setcookie.php" text:style-name="Internet_20_link" text:visited-style-name="Visited_20_Internet_20_Link">http://php.net/manual/en/function.setcookie.php</text:a></text:p>
      <text:p text:style-name="P10"/>
      <text:p text:style-name="P10"/>
      <text:p text:style-name="P10">Per obtenir les cookies qu<text:span text:style-name="T5">e arriben a la capçalera de la petició HTTP, a la variable 'superglobal'</text:span></text:p>
      <text:p text:style-name="P7"/>
      <text:p text:style-name="P9">$_COOKIES –<text:span text:style-name="T7"> array associatiu amb les cookies que arriben a la petició HTTP</text:span></text:p>
      <text:p text:style-name="P9"/>
      <table:table table:name="Tabla2" table:style-name="Tabla2">
        <table:table-column table:style-name="Tabla2.A"/>
        <table:table-row>
          <table:table-cell table:style-name="Tabla2.A1" office:value-type="string">
            <text:p text:style-name="P15">$var_value = $_COOKIES["var_name"];</text:p>
            <text:p text:style-name="P15"/>
            <text:p text:style-name="P15">// <text:span text:style-name="T5">millor accedir amb les funcions de filtre:</text:span></text:p>
            <text:p text:style-name="P15">$var_value = filter_input(INPUT_COOKIE,"var_name"); <text:s/></text:p>
          </table:table-cell>
        </table:table-row>
      </table:table>
      <text:p text:style-name="P20"/>
      <text:p text:style-name="P20">Altres funcions:</text:p>
      <text:p text:style-name="P2">isset($_<text:span text:style-name="T3">COOKIES</text:span>["var_name"]) <text:s/></text:p>
      <text:p text:style-name="P2"/>
      <text:p text:style-name="P2">unset($_<text:span text:style-name="T3">COOKIES</text:span>["var_name"])</text:p>
      <text:p text:style-name="P7"/>
      <text:p text:style-name="P12"/>
      <text:p text:style-name="P24">PHP sessions</text:p>
      <text:p text:style-name="P20"/>
      <text:p text:style-name="P21"><text:a xlink:type="simple" xlink:href="http://php.net/manual/en/features.sessions.php" text:style-name="Internet_20_link" text:visited-style-name="Visited_20_Internet_20_Link">http://php.net/manual/en/features.sessions.php</text:a></text:p>
      <text:p text:style-name="P21"/>
      <text:p text:style-name="P20">Les sessions, permeten guardar informació al servidor relacionada a multiples pàgines. </text:p>
      <text:p text:style-name="P20"/>
      <text:p text:style-name="P20"><text:span text:style-name="T8">Amb l</text:span>es cookies <text:span text:style-name="T8">la informació</text:span> queda visible en el navegador</text:p>
      <text:p text:style-name="P20"/>
      <text:p text:style-name="P20">La informació de la sessió es guarda només en el servidor. Es manté una id de sessió. I la informació es guarda en el servidor associada a aquesta id</text:p>
      <text:p text:style-name="P20"/>
      <text:p text:style-name="P20"><text:span text:style-name="T8">S'utilitza </text:span>el mecanisme de les cooki<text:span text:style-name="T8">e</text:span>s per <text:span text:style-name="T8">mantenir la ID de la sessió entre peticions HTTP.</text:span></text:p>
      <text:p text:style-name="P20"/>
      <text:p text:style-name="P21">(PHP també permet <text:span text:style-name="T2">session </text:span>sense <text:span text:style-name="T2">cookies → a</text:span>fegeix la <text:span text:style-name="T2">session ID </text:span>a les <text:span text:style-name="T2"><text:s/>URLs)</text:span></text:p>
      <text:p text:style-name="P20"/>
      <text:p text:style-name="P20"/>
      <text:p text:style-name="P22">Iniciar sessió o reanudar la existent. S'ha de posar a l'inici de cada pàgina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"><text:span text:style-name="T10">session_start</text:span><text:span text:style-name="T9">()</text:span> ;</text:p>
          </table:table-cell>
        </table:table-row>
      </table:table>
      <text:p text:style-name="P1"/>
      <text:p text:style-name="P3"><text:span text:style-name="Source_20_Text"><text:span text:style-name="T12">Es pot obtenir la id de sessió:</text:span></text:span></text:p>
      <text:p text:style-name="P1"><text:span text:style-name="Source_20_Text"><text:span text:style-name="T9">$current_session_id = </text:span></text:span><text:span text:style-name="Source_20_Text"><text:span text:style-name="T10">session_id</text:span></text:span><text:span text:style-name="Source_20_Text"><text:span text:style-name="T9">();</text:span></text:span><text:span text:style-name="T9"> </text:span></text:p>
      <text:p text:style-name="P22"><text:span text:style-name="T9"/></text:p>
      <text:p text:style-name="P3"><text:span text:style-name="T9"/></text:p>
      <text:p text:style-name="P1"><text:span text:style-name="T1">$_SESSION</text:span> – superglobal variable - associative array containing session variables;</text:p>
      <text:p text:style-name="P1"/>
      <text:p text:style-name="P22">afegir variable de sessió: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6">$_SESSION["var_name"] = var_value;</text:p>
          </table:table-cell>
        </table:table-row>
      </table:table>
      <text:p text:style-name="P16"/>
      <text:p text:style-name="P22">obtenir variable de sessió: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7"><text:span text:style-name="T11">$var_value = </text:span>$_SESSION["var_name"];</text:p>
          </table:table-cell>
        </table:table-row>
      </table:table>
      <text:p text:style-name="P17"/>
      <text:p text:style-name="P17"/>
      <text:p text:style-name="P16">isset($_SESSION["var_name"])</text:p>
      <text:p text:style-name="P16">unset($_SESSION["var_name"])</text:p>
      <text:p text:style-name="P1"/>
      <text:p text:style-name="P22">per tancar la sessió, s'han d'esborrar primer totes les variables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6"><text:span text:style-name="T9">$_SESSION = array();</text:span> <text:s text:c="2"/>// to unset all session variables (session_unset() deprecated)</text:p>
            <text:p text:style-name="P18">session_destroy(); </text:p>
          </table:table-cell>
        </table:table-row>
      </table:table>
      <text:p text:style-name="P19"/>
      <text:p text:style-name="P4"/>
      <text:p text:style-name="P5"/>
      <text:p text:style-name="P21">Configuració al php.ini:</text:p>
      <text:p text:style-name="P5"/>
      <text:p text:style-name="P9">session.use_cookies=1</text:p>
      <text:p text:style-name="P9"/>
      <text:p text:style-name="P9">session.cookie_lifetime=0</text:p>
      <text:p text:style-name="P9"/>
      <text:p text:style-name="P9">session.cookie_httponly=</text:p>
      <text:p text:style-name="P9">…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2:49:11.621000000</meta:creation-date>
    <dc:date>2018-10-18T15:48:50.362000000</dc:date>
    <meta:editing-duration>PT1H11M24S</meta:editing-duration>
    <meta:editing-cycles>3</meta:editing-cycles>
    <meta:generator>LibreOffice/5.2.5.1$Windows_X86_64 LibreOffice_project/0312e1a284a7d50ca85a365c316c7abbf20a4d22</meta:generator>
    <meta:document-statistic meta:table-count="6" meta:image-count="0" meta:object-count="0" meta:page-count="2" meta:paragraph-count="55" meta:word-count="383" meta:character-count="2698" meta:non-whitespace-character-count="2347"/>
  </office:meta>
</office:document-meta>
</file>